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楷体_GB2312" svg:font-family="楷体_GB2312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officeooo:paragraph-rsid="00015ca7"/>
    </style:style>
    <style:style style:name="P2" style:family="paragraph" style:parent-style-name="Standard">
      <style:paragraph-properties fo:text-align="center" style:justify-single-word="false"/>
      <style:text-properties officeooo:paragraph-rsid="00015ca7"/>
    </style:style>
    <style:style style:name="P3" style:family="paragraph" style:parent-style-name="Standard">
      <style:paragraph-properties fo:margin-top="0.1945in" fo:margin-bottom="0in" loext:contextual-spacing="false" fo:line-height="100%" fo:orphans="2" fo:widows="2" text:number-lines="true" text:line-number="0"/>
      <style:text-properties officeooo:paragraph-rsid="00015ca7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15ca7" style:font-name-asian="楷体_GB2312" style:font-weight-asian="bold" style:font-weight-complex="bold"/>
    </style:style>
    <style:style style:name="T3" style:family="text">
      <style:text-properties fo:font-weight="bold" officeooo:rsid="00015ca7" style:font-name-asian="楷体_GB2312" style:font-size-asian="12.5pt" style:font-weight-asian="bold" style:font-weight-complex="bold"/>
    </style:style>
    <style:style style:name="T4" style:family="text">
      <style:text-properties fo:font-weight="bold" officeooo:rsid="00015ca7" style:font-name-asian="楷体_GB2312" style:font-size-asian="14.5pt" style:font-weight-asian="bold" style:font-weight-complex="bold"/>
    </style:style>
    <style:style style:name="T5" style:family="text">
      <style:text-properties fo:font-weight="bold" officeooo:rsid="00015ca7" style:font-name-asian="楷体_GB2312" style:font-size-asian="16.5pt" style:font-weight-asian="bold" style:font-weight-complex="bold"/>
    </style:style>
    <style:style style:name="T6" style:family="text">
      <style:text-properties fo:font-weight="bold" officeooo:rsid="00015ca7" style:font-name-asian="楷体_GB2312" style:font-size-asian="18.5pt" style:font-weight-asian="bold" style:font-weight-complex="bold"/>
    </style:style>
    <style:style style:name="T7" style:family="text">
      <style:text-properties fo:font-weight="bold" officeooo:rsid="00015ca7" style:font-name-asian="楷体_GB2312" style:font-size-asian="20.5pt" style:font-weight-asian="bold" style:font-weight-complex="bold"/>
    </style:style>
    <style:style style:name="T8" style:family="text">
      <style:text-properties fo:font-weight="bold" officeooo:rsid="00015ca7" style:font-name-asian="楷体_GB2312" style:font-size-asian="22.5pt" style:font-weight-asian="bold" style:font-weight-complex="bold"/>
    </style:style>
    <style:style style:name="T9" style:family="text">
      <style:text-properties fo:font-weight="bold" officeooo:rsid="00015ca7" style:font-name-asian="楷体_GB2312" style:font-size-asian="24.5pt" style:font-weight-asian="bold" style:font-weight-complex="bold"/>
    </style:style>
    <style:style style:name="T10" style:family="text">
      <style:text-properties style:font-name="Calibri" fo:font-size="10.5pt" fo:language="en" fo:country="US" fo:font-weight="normal" style:letter-kerning="true" style:font-name-asian="宋体" style:font-size-asian="10.5pt" style:language-asian="zh" style:country-asian="CN" style:font-weight-asian="normal" style:font-name-complex="F" style:font-size-complex="12pt" style:language-complex="ar" style:country-complex="SA" style:font-weight-complex="normal"/>
    </style:style>
    <style:style style:name="T11" style:family="text">
      <style:text-properties style:font-name="Calibri" fo:font-size="10.5pt" fo:language="en" fo:country="US" fo:font-weight="normal" officeooo:rsid="0020b845" style:letter-kerning="true" style:font-name-asian="宋体" style:font-size-asian="10.5pt" style:language-asian="zh" style:country-asian="CN" style:font-weight-asian="normal" style:font-name-complex="F" style:font-size-complex="12pt" style:language-complex="ar" style:country-complex="SA" style:font-weight-complex="normal"/>
    </style:style>
    <style:style style:name="T12" style:family="text">
      <style:text-properties officeooo:rsid="001b6ced" style:font-name-asian="楷体_GB2312"/>
    </style:style>
    <style:style style:name="T13" style:family="text">
      <style:text-properties officeooo:rsid="00015ca7" style:font-name-asian="楷体_GB2312"/>
    </style:style>
    <style:style style:name="T14" style:family="text">
      <style:text-properties style:font-name="楷体_GB2312" fo:font-size="10.5pt" officeooo:rsid="001b6ced" style:font-name-asian="楷体_GB2312" style:font-size-asian="10.5pt" style:font-size-complex="10.5pt"/>
    </style:style>
    <style:style style:name="T15" style:family="text">
      <style:text-properties style:font-name="楷体_GB2312" fo:font-size="10.5pt" officeooo:rsid="003aea51" style:font-name-asian="楷体_GB2312" style:font-size-asian="10.5pt" style:font-size-complex="10.5pt"/>
    </style:style>
    <style:style style:name="T16" style:family="text">
      <style:text-properties style:font-name="楷体_GB2312" fo:font-size="10.5pt" officeooo:rsid="0029752d" style:font-name-asian="楷体_GB2312" style:font-size-asian="10.5pt" style:font-size-complex="10.5pt"/>
    </style:style>
    <style:style style:name="T17" style:family="text">
      <style:text-properties fo:font-size="10.5pt" style:font-size-asian="10.5pt" style:font-size-complex="10.5pt"/>
    </style:style>
    <style:style style:name="T18" style:family="text">
      <style:text-properties officeooo:rsid="00280c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5">输入事件处理流程</text:span></text:p>
      <text:p text:style-name="P2"><text:span text:style-name="T5"/></text:p>
      <text:p text:style-name="P1"><text:span text:style-name="T12"><text:tab/>事件输入设备接受硬件中断信息，具体Event驱动</text:span><text:span text:style-name="T14">将该中断信息转换为标准的输入事件</text:span><text:span text:style-name="T15">(struct input_dev)</text:span><text:span text:style-name="T14">以后再向上发送给输入子系统核心层（Input Core），</text:span><text:span text:style-name="T17">Input核心层利用</text:span><text:span text:style-name="T14">input_</text:span><text:span text:style-name="T16">register_device函数注册</text:span><text:span text:style-name="T15">input_dev</text:span><text:span text:style-name="T17">，</text:span><text:span text:style-name="T14">事件处理层将硬件设备上报的事件分发到用户空间和内核。</text:span></text:p>
      <text:p text:style-name="P1"><text:tab/>InputReaderThread不断调用InputReader的loopOnce()再调用EventHub的getEvents()函数来得到事件，有事件就会返回，同时返回可读事件数量。在这里，从Input driver读出的事件从原始的input_event结构转为RawEvent结构，放到getEvents()的输出参数buffer中。</text:p>
      <text:p text:style-name="P1"><text:tab/>InputReader调用processEventsLocked()处理事件，对于其它设备中来的输入事件，会调用processEventsForDeviceLocked()进一步处理。其中会根据当时注册的InputMapper解析原始输入事件，然后将事件处理请求放入缓冲队列（QueuedInputListener中的mArgsQueue）。</text:p>
      <text:p text:style-name="P1"><text:tab/>InputReader的loopOnce()的结尾会调用QueuedInputListener::flush()统一回调缓冲队列中各元素的notify()接口，以按键事件为例，最后会调用到InputDispatcher的notifyKey()函数中。基于输入事件信息创建KeyEntry对象，调用enqueueInboundEventLocked()将之放入队列等待InputDiaptcherThread线程拿出处理。</text:p>
      <text:p text:style-name="P1"><text:tab/>InputDispatcher不断调用InputDispatcher的dispatchOnce()函数中dispatchOnceInnerLocked()会根据拿出的EventEntry类型调用相应的处理函数，以Key事件为例会调用dispatchKeyLocked()，它会找到目标窗口，然后通过之前和App间建立的连接发送事件。最后dispatchOnce()调用pollOnce()。</text:p>
      <text:p text:style-name="P1"><text:tab/>ViewRootImpl将处理队列中的事件dispatch给View处理，经过一系列InputStage，最后App处理完事件后还需要向IMS发送一个完成信号。</text:p>
      <text:p text:style-name="P1"/>
      <text:p text:style-name="P1"><text:tab/>在ctrl<text:span text:style-name="T18">+滚轮的处理当中，主要是对三个地方的处理，首先是在inputmapper中对Ctrl键盘事件和滚轮事件进行重新的包装转化为多触点事件，其次是inputDispatcher派发过程中对单触和多触进行区分处理，最后是在</text:span>ViewRootImpl中dispatch流程的处理<text:span text:style-name="T18">。现在的主要问题是，多触事件获取的事件比滚轮事件获取的事件多得多，当用ctrl+滚轮代替多触事件时，会出现间断的问题，需要进行分析的就是他们数据的匹配问题，实现更好的流畅度。</text:span></text:p>
      <text:p text:style-name="P3"><text:span text:style-name="T1"><text:tab/></text:span><text:span text:style-name="T10">应用在响应</text:span><text:span text:style-name="T11">Ctrl+C和Ctrl+V的方式主要有三步，首先是在一个总的Service中将选中的文本保存进去，当Ctrl+V时，其次判断是否有要粘贴的内容，最后如果有，则将保存的内容粘贴上去。鉴于输入事件传输流程和应用响应Ctrl+C和Ctrl+V的方法，Ctrl+C和Ctrl+V问题出现的原因主要有两点，第一，输入事件传输过程中事件被截获，第二，判断是否有要粘贴内容时候，由于数据格式的问题无法识别，导致粘贴失败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楷体_GB2312" svg:font-family="楷体_GB2312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20:52:19.304894072</meta:creation-date>
    <dc:date>2016-11-29T20:54:12.224542514</dc:date>
    <meta:editing-duration>PT1M53S</meta:editing-duration>
    <meta:editing-cycles>1</meta:editing-cycles>
    <meta:document-statistic meta:table-count="0" meta:image-count="0" meta:object-count="0" meta:page-count="1" meta:paragraph-count="9" meta:word-count="801" meta:character-count="1434" meta:non-whitespace-character-count="1423"/>
    <meta:generator>LibreOffice/5.0.6.2$Linux_X86_64 LibreOffice_project/00m0$Build-2</meta:generator>
  </office:meta>
</office:document-meta>
</file>